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rial" svg:font-family="arial" style:font-family-generic="swiss"/>
  </office:font-face-decls>
  <office:automatic-styles>
    <style:style style:name="P1" style:family="paragraph" style:parent-style-name="Bibliography_20_1">
      <style:paragraph-properties fo:line-height="150%" fo:text-align="justify" style:justify-single-word="false"/>
      <style:text-properties style:font-name="arial" fo:font-size="9pt" fo:font-weight="normal" officeooo:rsid="00146a02" officeooo:paragraph-rsid="00146a02" style:font-size-asian="9pt" style:font-weight-asian="normal" style:font-size-complex="9pt" style:font-weight-complex="normal"/>
    </style:style>
    <style:style style:name="P2" style:family="paragraph" style:parent-style-name="Bibliography_20_1">
      <style:text-properties style:font-name="arial" fo:font-size="10pt" officeooo:paragraph-rsid="00146a02" style:font-size-asian="10pt" style:font-size-complex="10pt"/>
    </style:style>
    <style:style style:name="P3" style:family="paragraph" style:parent-style-name="Bibliography_20_1">
      <style:paragraph-properties fo:line-height="150%" fo:text-align="justify" style:justify-single-word="false"/>
      <style:text-properties style:font-name="arial" fo:font-size="10pt" fo:font-weight="normal" officeooo:rsid="00146a02" officeooo:paragraph-rsid="00146a02" style:font-size-asian="10pt" style:font-weight-asian="normal" style:font-size-complex="10pt" style:font-weight-complex="normal"/>
    </style:style>
    <style:style style:name="P4" style:family="paragraph" style:parent-style-name="Text_20_body">
      <style:paragraph-properties fo:line-height="150%" fo:text-align="justify" style:justify-single-word="false"/>
      <style:text-properties style:font-name="arial" officeooo:paragraph-rsid="00146a02"/>
    </style:style>
    <style:style style:name="P5" style:family="paragraph" style:parent-style-name="Text_20_body">
      <style:paragraph-properties fo:line-height="150%" fo:text-align="justify" style:justify-single-word="false" fo:break-before="page"/>
      <style:text-properties style:font-name="arial" officeooo:paragraph-rsid="00146a02"/>
    </style:style>
    <style:style style:name="T1"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 style:family="text">
      <style:text-properties fo:font-size="10pt" fo:language="en" fo:country="US" officeooo:rsid="0208d545" style:font-name-asian="Times New Roman" style:font-size-asian="10pt" style:language-asian="zh" style:country-asian="CN" style:font-name-complex="Times New Roman" style:font-size-complex="10pt" style:language-complex="hi" style:country-complex="IN"/>
    </style:style>
    <style:style style:name="T3" style:family="text">
      <style:text-properties fo:font-size="10pt" fo:language="en" fo:country="US" officeooo:rsid="01fb01bc" style:font-name-asian="Times New Roman" style:font-size-asian="10pt" style:language-asian="zh" style:country-asian="CN" style:font-name-complex="Times New Roman" style:font-size-complex="10pt" style:language-complex="hi" style:country-complex="IN"/>
    </style:style>
    <style:style style:name="T4" style:family="text">
      <style:text-properties fo:font-size="10pt" fo:language="en" fo:country="US" officeooo:rsid="01faf5da" style:font-name-asian="Times New Roman" style:font-size-asian="10pt" style:language-asian="zh" style:country-asian="CN" style:font-name-complex="Times New Roman" style:font-size-complex="10pt" style:language-complex="hi" style:country-complex="IN"/>
    </style:style>
    <style:style style:name="T5" style:family="text">
      <style:text-properties fo:font-size="10pt" fo:language="en" fo:country="US" officeooo:rsid="01fec79f" style:font-name-asian="Times New Roman" style:font-size-asian="10pt" style:language-asian="zh" style:country-asian="CN" style:font-name-complex="Times New Roman" style:font-size-complex="10pt" style:language-complex="hi" style:country-complex="IN"/>
    </style:style>
    <style:style style:name="T6" style:family="text">
      <style:text-properties fo:font-size="10pt" fo:language="en" fo:country="US" officeooo:rsid="02049cad" style:font-name-asian="Times New Roman" style:font-size-asian="10pt" style:language-asian="zh" style:country-asian="CN" style:font-name-complex="Times New Roman" style:font-size-complex="10pt" style:language-complex="hi" style:country-complex="IN"/>
    </style:style>
    <style:style style:name="T7"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8" style:family="text">
      <style:text-properties fo:font-size="10pt" fo:language="en" fo:country="US" officeooo:rsid="020a63a4" style:font-name-asian="Times New Roman" style:font-size-asian="10pt" style:language-asian="zh" style:country-asian="CN" style:font-name-complex="Times New Roman" style:font-size-complex="10pt" style:language-complex="hi" style:country-complex="IN"/>
    </style:style>
    <style:style style:name="T9" style:family="text">
      <style:text-properties fo:font-size="10pt" fo:language="en" fo:country="US" officeooo:rsid="020e905c" style:font-name-asian="Times New Roman" style:font-size-asian="10pt" style:language-asian="zh" style:country-asian="CN" style:font-name-complex="Times New Roman" style:font-size-complex="10pt" style:language-complex="hi" style:country-complex="IN"/>
    </style:style>
    <style:style style:name="T10" style:family="text">
      <style:text-properties fo:font-size="10pt" fo:language="en" fo:country="US" officeooo:rsid="01ffde58" style:font-name-asian="Times New Roman" style:font-size-asian="10pt" style:language-asian="zh" style:country-asian="CN" style:font-name-complex="Times New Roman" style:font-size-complex="10pt" style:language-complex="hi" style:country-complex="IN"/>
    </style:style>
    <style:style style:name="T11" style:family="text">
      <style:text-properties fo:font-size="10pt" fo:language="en" fo:country="US" officeooo:rsid="020051ea" style:font-name-asian="Times New Roman" style:font-size-asian="10pt" style:language-asian="zh" style:country-asian="CN" style:font-name-complex="Times New Roman" style:font-size-complex="10pt" style:language-complex="hi" style:country-complex="IN"/>
    </style:style>
    <style:style style:name="T12" style:family="text">
      <style:text-properties fo:font-size="10pt" fo:language="en" fo:country="US" officeooo:rsid="02015ff3" style:font-name-asian="Times New Roman" style:font-size-asian="10pt" style:language-asian="zh" style:country-asian="CN" style:font-name-complex="Times New Roman" style:font-size-complex="10pt" style:language-complex="hi" style:country-complex="IN"/>
    </style:style>
    <style:style style:name="T13" style:family="text">
      <style:text-properties fo:font-size="10pt" fo:language="en" fo:country="US" officeooo:rsid="02086cad" style:font-name-asian="Times New Roman" style:font-size-asian="10pt" style:language-asian="zh" style:country-asian="CN" style:font-name-complex="Times New Roman" style:font-size-complex="10pt" style:language-complex="hi" style:country-complex="IN"/>
    </style:style>
    <style:style style:name="T14" style:family="text">
      <style:text-properties fo:font-size="10pt" fo:language="en" fo:country="US" officeooo:rsid="02060128" style:font-name-asian="Times New Roman" style:font-size-asian="10pt" style:language-asian="zh" style:country-asian="CN" style:font-name-complex="Times New Roman" style:font-size-complex="10pt" style:language-complex="hi" style:country-complex="IN"/>
    </style:style>
    <style:style style:name="T15" style:family="text">
      <style:text-properties fo:font-size="10pt" fo:language="en" fo:country="US" officeooo:rsid="01ffc3ca" style:font-name-asian="Times New Roman" style:font-size-asian="10pt" style:language-asian="zh" style:country-asian="CN" style:font-name-complex="Times New Roman" style:font-size-complex="10pt" style:language-complex="hi" style:country-complex="IN"/>
    </style:style>
    <style:style style:name="T16" style:family="text">
      <style:text-properties fo:font-size="10pt" fo:language="en" fo:country="US" officeooo:rsid="020bc554" style:font-name-asian="Times New Roman" style:font-size-asian="10pt" style:language-asian="zh" style:country-asian="CN" style:font-name-complex="Times New Roman" style:font-size-complex="10pt" style:language-complex="hi" style:country-complex="IN"/>
    </style:style>
    <style:style style:name="T17" style:family="text">
      <style:text-properties fo:font-size="10pt" fo:language="en" fo:country="US" officeooo:rsid="020da77a" style:font-name-asian="Times New Roman" style:font-size-asian="10pt" style:language-asian="zh" style:country-asian="CN" style:font-name-complex="Times New Roman" style:font-size-complex="10pt" style:language-complex="hi" style:country-complex="IN"/>
    </style:style>
    <style:style style:name="T18" style:family="text">
      <style:text-properties fo:font-size="10pt" fo:language="en" fo:country="US" officeooo:rsid="020f4415" style:font-name-asian="Times New Roman" style:font-size-asian="10pt" style:language-asian="zh" style:country-asian="CN" style:font-name-complex="Times New Roman" style:font-size-complex="10pt" style:language-complex="hi" style:country-complex="IN"/>
    </style:style>
    <style:style style:name="T19" style:family="text">
      <style:text-properties fo:font-size="10pt" fo:language="en" fo:country="US" officeooo:rsid="001725a2" style:font-name-asian="Times New Roman" style:font-size-asian="10pt" style:language-asian="zh" style:country-asian="CN" style:font-name-complex="Times New Roman" style:font-size-complex="10pt" style:language-complex="hi" style:country-complex="IN"/>
    </style:style>
    <style:style style:name="T20" style:family="text">
      <style:text-properties fo:font-size="10pt" fo:language="en" fo:country="US" fo:font-style="normal" officeooo:rsid="020051ea"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21" style:family="text">
      <style:text-properties fo:font-size="10pt" style:font-size-asian="10pt" style:font-size-complex="10pt"/>
    </style:style>
    <style:style style:name="T22" style:family="text">
      <style:text-properties fo:font-size="10pt" officeooo:rsid="02086cad" style:font-size-asian="10pt" style:font-size-complex="10pt"/>
    </style:style>
    <style:style style:name="T23" style:family="text">
      <style:text-properties fo:font-size="10pt" officeooo:rsid="0208d545" style:font-size-asian="10pt" style:font-size-complex="10pt"/>
    </style:style>
    <style:style style:name="T24" style:family="text">
      <style:text-properties fo:font-size="10pt" officeooo:rsid="020a63a4" style:font-size-asian="10pt" style:font-size-complex="10pt"/>
    </style:style>
    <style:style style:name="T25" style:family="text">
      <style:text-properties fo:font-size="10pt" officeooo:rsid="0211a00e" style:font-size-asian="10pt" style:font-size-complex="10pt"/>
    </style:style>
    <style:style style:name="T26" style:family="text">
      <style:text-properties fo:font-size="10pt" officeooo:rsid="020bc554" style:font-size-asian="10pt" style:font-size-complex="10pt"/>
    </style:style>
    <style:style style:name="T27" style:family="text">
      <style:text-properties fo:font-size="10pt" fo:font-style="italic" style:font-size-asian="10pt" style:font-style-asian="italic" style:font-size-complex="10pt"/>
    </style:style>
    <style:style style:name="T28" style:family="text">
      <style:text-properties fo:font-size="10pt" fo:font-weight="bold" style:font-size-asian="10pt" style:font-weight-asian="bold" style:font-size-complex="10pt"/>
    </style:style>
    <style:style style:name="T29" style:family="text">
      <style:text-properties fo:font-size="10pt" fo:font-weight="bold" officeooo:rsid="0211a00e" style:font-size-asian="10pt" style:font-weight-asian="bold" style:font-size-complex="10pt" style:font-weight-complex="bold"/>
    </style:style>
    <style:style style:name="T30" style:family="text">
      <style:text-properties fo:font-size="10pt" fo:font-weight="bold" officeooo:rsid="00146a02" style:font-size-asian="10pt" style:font-weight-asian="bold" style:font-size-complex="10pt" style:font-weight-complex="bold"/>
    </style:style>
    <style:style style:name="T31" style:family="text">
      <style:text-properties style:use-window-font-color="true" loext:opacity="0%" style:font-name="Arial" fo:font-size="10pt" fo:language="en" fo:country="US" officeooo:rsid="020f4415" style:letter-kerning="false" style:font-name-asian="Times New Roman" style:font-size-asian="10pt" style:language-asian="zh" style:country-asian="CN" style:font-name-complex="Times New Roman" style:font-size-complex="10pt" style:language-complex="hi" style:country-complex="IN"/>
    </style:style>
    <style:style style:name="T32" style:family="text">
      <style:text-properties style:use-window-font-color="true" loext:opacity="0%" style:font-name="Arial" fo:font-size="10pt" fo:language="en" fo:country="US" officeooo:rsid="020e905c" style:letter-kerning="false" style:font-name-asian="Times New Roman" style:font-size-asian="10pt" style:language-asian="zh" style:country-asian="CN" style:font-name-complex="Times New Roman" style:font-size-complex="10pt" style:language-complex="hi" style:country-complex="IN"/>
    </style:style>
    <style:style style:name="T33" style:family="text">
      <style:text-properties style:use-window-font-color="true" loext:opacity="0%" fo:font-size="10pt" fo:language="en" fo:country="US" officeooo:rsid="020f4415" style:letter-kerning="false" style:font-name-asian="Times New Roman" style:font-size-asian="10pt" style:language-asian="zh" style:country-asian="CN" style:font-name-complex="Times New Roman" style:font-size-complex="10pt" style:language-complex="hi" style:country-complex="IN"/>
    </style:style>
    <style:style style:name="T34" style:family="text">
      <style:text-properties style:use-window-font-color="true" loext:opacity="0%" fo:font-size="10pt" fo:language="en" fo:country="US" officeooo:rsid="020e905c" style:letter-kerning="false" style:font-name-asian="Times New Roman" style:font-size-asian="10pt" style:language-asian="zh" style:country-asian="CN" style:font-name-complex="Times New Roman" style:font-size-complex="10pt" style:language-complex="hi" style:country-complex="IN"/>
    </style:style>
    <style:style style:name="T35" style:family="text">
      <style:text-properties fo:font-style="italic" style:font-style-asian="italic"/>
    </style:style>
    <style:style style:name="T3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tab/></text:span><text:span text:style-name="T2">I</text:span><text:span text:style-name="T3">t should be mentioned that t</text:span><text:span text:style-name="T4">he Eocene−Oligocene has </text:span><text:span text:style-name="T5">been recognized as a key </text:span><text:span text:style-name="T4">interval </text:span><text:span text:style-name="T5">for mammal </text:span><text:span text:style-name="T19">inter</text:span><text:span text:style-name="T5">continental dispersal </text:span><text:span text:style-name="T6">involving South America</text:span><text:span text:style-name="T7">. </text:span><text:span text:style-name="T8">First, </text:span><text:span text:style-name="T9">a mixture of tectonics-induced uplift and peri-EOT</text:span><text:span text:style-name="T10"> sea-level drop may have promoted the formation of</text:span><text:span text:style-name="T11"> </text:span><text:span text:style-name="T10">ephemeral land bridge</text:span><text:span text:style-name="T11">s</text:span><text:span text:style-name="T10"> connecting South America to </text:span><text:span text:style-name="T8">(</text:span><text:span text:style-name="T9">G</text:span><text:span text:style-name="T8">reater) Antilles</text:span><text:span text:style-name="T10"> </text:span><text:span text:style-name="T11">(see </text:span><text:span text:style-name="T20">GAARlandia and GrANoLA hypotheses, </text:span><text:reference-mark-start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20">39, 40</text:span><text:reference-mark-end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20">)</text:span><text:span text:style-name="T10">. </text:span><text:span text:style-name="T11">Fossil and phylogenetic evidence suggest the timing of these episodic connections to coincide with the northward dispersal of mammals of </text:span><text:span text:style-name="T19">S</text:span><text:span text:style-name="T11">outh </text:span><text:span text:style-name="T19">A</text:span><text:span text:style-name="T11">merican origin, in particular sloths </text:span><text:reference-mark-start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11">(7)</text:span><text:reference-mark-end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11"> </text:span><text:span text:style-name="T12">and chinchilloid </text:span><text:span text:style-name="T11">rodents </text:span><text:reference-mark-start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11">(41)</text:span><text:reference-mark-end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6">, </text:span><text:span text:style-name="T13">as well as other land </text:span><text:span text:style-name="T14">organisms </text:span><text:reference-mark-start text:name="ZOTERO_ITEM CSL_CITATION {&quot;citationID&quot;:&quot;1oi06JWH&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Eo1SJa5Gs2"/><text:span text:style-name="T14">(83, 84)</text:span><text:reference-mark-end text:name="ZOTERO_ITEM CSL_CITATION {&quot;citationID&quot;:&quot;1oi06JWH&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Eo1SJa5Gs2"/><text:span text:style-name="T22">, in turn greatly shaping the faunas of the</text:span><text:span text:style-name="T23"> unique Caribbean insular ecosystems. It would be interesting to </text:span><text:span text:style-name="T24">study</text:span><text:span text:style-name="T23"> the diversification dynamics of these newcomers </text:span><text:span text:style-name="T24">under the prism of</text:span><text:span text:style-name="T23"> their related </text:span><text:span text:style-name="T25">continental </text:span><text:span text:style-name="T23">counterparts, in the </text:span><text:span text:style-name="T26">framework</text:span><text:span text:style-name="T23"> of insular biogeography. Also, </text:span><text:span text:style-name="T15">Seiffert et al. </text:span><text:reference-mark-start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15">(85)</text:span><text:reference-mark-end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15"> postulated that </text:span><text:span text:style-name="T8">the fascinating trans-Atlantic journey that resulted in the arrival of primates </text:span><text:span text:style-name="T16">and </text:span><text:span text:style-name="T8">hystricognath rodents in South America could have been facilitated by the aforementioned peri-EOT sea-level drop. </text:span><text:span text:style-name="T17">Though it matches well the early Oligocene age established for the basal anthropoid and rodent remains from the Santa Rosa locality </text:span><text:span text:style-name="T18">(Ucayal</text:span><text:span text:style-name="T33">í, Peru</text:span><text:span text:style-name="T18">)</text:span><text:span text:style-name="T17"> </text:span><text:reference-mark-start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17">(56)</text:span><text:reference-mark-end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17">, the timing of this scenario is incompatible with </text:span><text:span text:style-name="T9">the mid-Eocene age of the oldest rodent from the CTA-27 locality (</text:span><text:span text:style-name="T33">Loreto,</text:span><text:span text:style-name="T9"> Peru) </text:span><text:reference-mark-start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9">(10)</text:span><text:reference-mark-end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9">, and the latest Eo</text:span><text:span text:style-name="T18">c</text:span><text:span text:style-name="T9">ene age of the anthropoid remains from TAR-21</text:span><text:span text:style-name="T17"> </text:span><text:span text:style-name="T18">(</text:span><text:span text:style-name="T9">San Mart</text:span><text:span text:style-name="T34">ín, </text:span><text:span text:style-name="T33">Peru</text:span><text:span text:style-name="T18">) </text:span><text:reference-mark-start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18">(38)</text:span><text:reference-mark-end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18">, </text:span><text:span text:style-name="T17">respectively established through radiochronology </text:span><text:span text:style-name="T9">and</text:span><text:span text:style-name="T17"> chemostratigraphy. </text:span><text:span text:style-name="T18">Instead, as intensively discussed by Marivaux et al. </text:span><text:reference-mark-start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text:span text:style-name="T18">(12)</text:span><text:reference-mark-end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text:span text:style-name="T21">, </text:span><text:span text:style-name="T25">this trans-Atlantic crossing <text:s/>likely occurred millions of years earlier than the EOT, at the time of the mid-Eocene Climatic Optimum.</text:span></text:p>
      <text:p text:style-name="P4"><text:span text:style-name="T25"/></text:p>
      <text:p text:style-name="P5"><text:span text:style-name="T29">R</text:span><text:span text:style-name="T30">eferences</text:span></text:p>
      <text:p text:style-name="P1"><text:span text:style-name="T21">7. <text:tab/>J. V. Tejada, </text:span><text:span text:style-name="T27">et al.</text:span><text:span text:style-name="T21">, Bayesian Total-Evidence Dating Revisits Sloth Phylogeny and Biogeography: A Cautionary Tale on Morphological Clock Analyses. </text:span><text:span text:style-name="T27">Syst. Biol.</text:span><text:span text:style-name="T21"> </text:span><text:span text:style-name="T28">73</text:span><text:span text:style-name="T21">, 125–139 (2024).</text:span></text:p>
      <text:p text:style-name="P1"><text:span text:style-name="T21">10. <text:tab/>P.-O. Antoine, </text:span><text:span text:style-name="T27">et al.</text:span><text:span text:style-name="T21">, Middle Eocene rodents from Peruvian Amazonia reveal the pattern and timing of caviomorph origins and biogeography. </text:span><text:span text:style-name="T27">Proc. R. Soc. B Biol. Sci.</text:span><text:span text:style-name="T21"> </text:span><text:span text:style-name="T28">279</text:span><text:span text:style-name="T21">, 1319–1326 (2011).</text:span></text:p>
      <text:p text:style-name="P1"><text:span text:style-name="T21">12. <text:tab/>L. Marivaux, </text:span><text:span text:style-name="T27">et al.</text:span><text:span text:style-name="T21">, An eosimiid primate of South Asian affinities in the Paleogene of Western Amazonia and the origin of New World monkeys. </text:span><text:span text:style-name="T27">Proc. Natl. Acad. Sci.</text:span><text:span text:style-name="T21"> </text:span><text:span text:style-name="T28">120</text:span><text:span text:style-name="T21">, e2301338120 (2023).</text:span></text:p>
      <text:p text:style-name="P1"><text:span text:style-name="T21">38. <text:tab/>P.-O. Antoine, </text:span><text:span text:style-name="T27">et al.</text:span><text:span text:style-name="T21">, Biotic community and landscape changes around the Eocene–Oligocene transition at Shapaja, Peruvian Amazonia: Regional or global drivers? </text:span><text:span text:style-name="T27">Glob. Planet. Change</text:span><text:span text:style-name="T21"> </text:span><text:span text:style-name="T28">202</text:span><text:span text:style-name="T21">, 103512 (2021).</text:span></text:p>
      <text:p text:style-name="P2">39. <text:tab/>M. Philippon, <text:span text:style-name="T35">et al.</text:span>, Eocene intra-plate shortening responsible for the rise of a faunal pathway in the northeastern Caribbean realm. <text:span text:style-name="T35">PLOS ONE</text:span> <text:span text:style-name="T36">15</text:span>, e0241000 (2020).</text:p>
      <text:p text:style-name="P3">40. <text:tab/>J.-J. Cornée, <text:span text:style-name="T35">et al.</text:span>, Lost islands in the northern Lesser Antilles: possible milestones in the Cenozoic dispersal of terrestrial organisms between South-America and the Greater Antilles. <text:span text:style-name="T35">Earth-Sci. Rev.</text:span> <text:span text:style-name="T36">217</text:span>, 103617 (2021).</text:p>
      <text:p text:style-name="P3">41. <text:tab/>L. Marivaux, <text:span text:style-name="T35">et al.</text:span>, Early Oligocene chinchilloid caviomorphs from Puerto Rico and the initial rodent colonization of the West Indies. <text:span text:style-name="T35">Proc. R. Soc. B Biol. Sci.</text:span> <text:span text:style-name="T36">287</text:span>, 20192806 (2020).</text:p>
      <text:p text:style-name="P3">56. <text:tab/>K. E. Campbell, P. B. O’Sullivan, J. G. Fleagle, D. de Vries, E. R. Seiffert, An Early Oligocene age for the oldest known monkeys and rodents of South America. <text:span text:style-name="T35">Proc. Natl. Acad. Sci.</text:span> <text:span text:style-name="T36">118</text:span>, e2105956118 (2021).</text:p>
      <text:p text:style-name="P2">83. <text:tab/>D. C. Blackburn, R. M. Keeffe, M. C. Vallejo-Pareja, J. Vélez-Juarbe, The earliest record of Caribbean frogs: a fossil coquí from Puerto Rico. <text:span text:style-name="T35">Biol. Lett.</text:span> <text:span text:style-name="T36">16</text:span>, 20190947 (2020).</text:p>
      <text:p text:style-name="P3">84. <text:tab/>L. Chamberland, <text:span text:style-name="T35">et al.</text:span>, From Gondwana to GAARlandia: Evolutionary history and biogeography of ogre-faced spiders (Deinopis). <text:span text:style-name="T35">J. Biogeogr.</text:span> <text:span text:style-name="T36">45</text:span>, 2442–2457 (20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11-13T17:56:10.430549371</meta:creation-date>
    <dc:date>2024-11-13T18:05:50.399819886</dc:date>
    <dc:creator>Lucas Buffan</dc:creator>
    <meta:editing-duration>PT9M39S</meta:editing-duration>
    <meta:editing-cycles>3</meta:editing-cycles>
    <meta:generator>LibreOffice/7.3.7.2$Linux_X86_64 LibreOffice_project/30$Build-2</meta:generator>
    <meta:document-statistic meta:table-count="0" meta:image-count="0" meta:object-count="0" meta:page-count="2" meta:paragraph-count="12" meta:word-count="557" meta:character-count="3701" meta:non-whitespace-character-count="3148"/>
  </office:meta>
</office:document-meta>
</file>